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eem Kufi" svg:font-family="'Reem Kufi'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367ff" officeooo:paragraph-rsid="001367ff" style:font-name-complex="Reem Kuf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أ ب ج د ه و 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da1" svg:font-family="Mada"/>
    <style:font-face style:name="Reem Kufi" svg:font-family="'Reem Kufi'"/>
    <style:font-face style:name="Reem Kufi Regular" svg:font-family="'Reem Kuf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da" svg:font-family="Mad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Mada" style:font-family-complex="Ma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da1" style:font-family-complex="Mada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da1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da1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rl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32:39.369612647</meta:creation-date>
    <dc:date>2018-04-26T04:48:57.877167436</dc:date>
    <meta:editing-duration>PT4M50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7" meta:character-count="13" meta:non-whitespace-character-count="7"/>
  </office:meta>
</office:document-meta>
</file>